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style:font-name="Liberation Mono" officeooo:rsid="00047e95" officeooo:paragraph-rsid="00047e95"/>
    </style:style>
    <style:style style:name="P2" style:family="paragraph" style:parent-style-name="Text_20_body">
      <style:text-properties officeooo:rsid="00047e95" officeooo:paragraph-rsid="00047e95"/>
    </style:style>
    <style:style style:name="P3" style:family="paragraph" style:parent-style-name="Heading_20_2">
      <style:text-properties style:font-name="Liberation Mono" fo:font-size="12pt" fo:font-style="italic" style:font-size-asian="16pt" style:font-style-asian="italic" style:font-size-complex="16pt" style:font-style-complex="italic"/>
    </style:style>
    <style:style style:name="P4" style:family="paragraph" style:parent-style-name="Text_20_body" style:list-style-name="L1">
      <style:text-properties fo:font-weight="bold" officeooo:rsid="000ae121" officeooo:paragraph-rsid="000ae121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b5e18" style:font-weight-asian="normal" style:font-weight-complex="normal"/>
    </style:style>
    <style:style style:name="T4" style:family="text">
      <style:text-properties officeooo:rsid="000b5e18"/>
    </style:style>
    <text:list-style style:name="L1">
      <text:list-level-style-bullet text:level="1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Operating Systems</text:h>
      <text:p text:style-name="P2"><text:span text:style-name="T1">Operating systems</text:span> enable a PC to run our main applications/softwares. The OS – in the deep levels - also containes kernel (such as XNU kernel for Apple devices and OS X operating system).</text:p>
      <text:h text:style-name="P3" text:outline-level="2">OS implements governance – HOW?</text:h>
      <text:p text:style-name="P2">CPUs have two protection modes:</text:p>
      <text:p text:style-name="P2">- <text:span text:style-name="T1">LEVEL 0</text:span> (safer option) - <text:span text:style-name="T1">(Kernel Mode): </text:span>The most privileged level, where the operating system's core functions, executive, and some device drivers operate. This ring has full access to all hardware and memory;</text:p>
      <text:p text:style-name="P2">- <text:span text:style-name="T1">LEVEL 1</text:span> (user level);</text:p>
      <text:p text:style-name="P2"/>
      <text:h text:style-name="Heading_20_3" text:outline-level="3">Different types of kernel:</text:h>
      <text:list text:style-name="L1">
        <text:list-item>
          <text:p text:style-name="P4">Monolithic kernel<text:span text:style-name="T2">: it’s just one program that manages all the processes;</text:span></text:p>
        </text:list-item>
        <text:list-item>
          <text:p text:style-name="P4">Microkernel<text:span text:style-name="T2">: it’s a distributed system, it’s more reliable, secure;</text:span></text:p>
        </text:list-item>
        <text:list-item>
          <text:p text:style-name="P4">Layered structure<text:span text:style-name="T2">: flexible – separated by well defined interfaces. More defined, more layers, more interfaces = more overhead = slower system;</text:span></text:p>
        </text:list-item>
        <text:list-item>
          <text:p text:style-name="P4">Modular kernel<text:span text:style-name="T2">: well divided in section and modules – more scalable and flexible – (example: Linux kernel it’s both monolithic and modular). </text:span><text:span text:style-name="T3">It only load </text:span><text:span text:style-name="T4">the necessary ones</text:span><text:span text:style-name="T3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1P0" style:volatile="true">
      <number:currency-symbol number:language="it" number:country="IT">₤</number:currency-symbol>
      <number:text> </number:text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it" number:country="IT">₤</number:currency-symbol>
      <number:text> </number:text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it" number:country="IT">₤</number:currency-symbol>
      <number:text> </number:text>
      <number:number number:decimal-places="0" number:min-decimal-places="0" number:min-integer-digits="1" number:grouping="true"/>
    </number:currency-style>
    <number:currency-style style:name="N102">
      <style:text-properties fo:color="#ff0000"/>
      <number:text>-</number:text>
      <number:currency-symbol number:language="it" number:country="IT">₤</number:currency-symbol>
      <number:text> </number:text>
      <number:number number:decimal-places="0" number:min-decimal-places="0" number:min-integer-digits="1" number:grouping="true"/>
      <style:map style:condition="value()&gt;=0" style:apply-style-name="N102P0"/>
    </number:currency-style>
    <number:number-style style:name="N103" loext:transliteration-spellout="cardinal" number:transliteration-language="it" number:transliteration-country="IT">
      <number:number number:decimal-places="0" number:min-decimal-places="0" number:min-integer-digits="1"/>
    </number:number-style>
    <number:number-style style:name="N104" loext:transliteration-spellout="capitalize cardinal" number:transliteration-language="it" number:transliteration-country="IT">
      <number:number number:decimal-places="0" number:min-decimal-places="0" number:min-integer-digits="1"/>
    </number:number-style>
    <number:number-style style:name="N105" loext:transliteration-spellout="upper cardinal" number:transliteration-language="it" number:transliteration-country="IT">
      <number:number number:decimal-places="0" number:min-decimal-places="0" number:min-integer-digits="1"/>
    </number:number-style>
    <number:number-style style:name="N106">
      <number:scientific-number number:decimal-places="2" number:min-decimal-places="2" number:min-integer-digits="1" number:min-exponent-digits="2" number:exponent-interval="3" number:forced-exponent-sign="true"/>
    </number:number-style>
    <number:number-style style:name="N107" loext:transliteration-spellout="EUR" number:transliteration-language="it" number:transliteration-country="IT">
      <number:number number:decimal-places="0" number:min-decimal-places="0" number:min-integer-digits="1"/>
    </number:number-style>
    <number:number-style style:name="N108" loext:transliteration-spellout="EUR" number:transliteration-language="it" number:transliteration-country="IT">
      <number:number number:decimal-places="2" number:min-decimal-places="2" number:min-integer-digits="1"/>
    </number:number-style>
    <number:number-style style:name="N109" loext:transliteration-spellout="upper EUR" number:transliteration-language="it" number:transliteration-country="IT">
      <number:number number:decimal-places="0" number:min-decimal-places="0" number:min-integer-digits="1"/>
    </number:number-style>
    <number:number-style style:name="N110" loext:transliteration-spellout="upper EUR" number:transliteration-language="it" number:transliteration-country="IT">
      <number:number number:decimal-places="2" number:min-decimal-places="2" number:min-integer-digits="1"/>
    </number:number-style>
    <number:currency-style style:name="N111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111"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12"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3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GB">£</number:currency-symbol>
      <number:number number:decimal-places="2" number:min-decimal-places="0" number:decimal-replacement="--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GB">£</number:currency-symbol>
      <number:number number:decimal-places="2" number:min-decimal-places="0" number:decimal-replacement="--" number:min-integer-digits="1" number:grouping="true"/>
      <style:map style:condition="value()&gt;=0" style:apply-style-name="N115P0"/>
    </number:currency-style>
    <number:number-style style:name="N116" loext:transliteration-spellout="title GBP" number:transliteration-language="it" number:transliteration-country="IT">
      <number:number number:decimal-places="0" number:min-decimal-places="0" number:min-integer-digits="1"/>
    </number:number-style>
    <number:number-style style:name="N117" loext:transliteration-spellout="title GBP" number:transliteration-language="it" number:transliteration-country="IT">
      <number:number number:decimal-places="2" number:min-decimal-places="2" number:min-integer-digits="1"/>
    </number:number-style>
    <number:number-style style:name="N118" loext:transliteration-spellout="upper GBP" number:transliteration-language="it" number:transliteration-country="IT">
      <number:number number:decimal-places="0" number:min-decimal-places="0" number:min-integer-digits="1"/>
    </number:number-style>
    <number:number-style style:name="N119" loext:transliteration-spellout="upper GBP" number:transliteration-language="it" number:transliteration-country="IT">
      <number:number number:decimal-places="2" number:min-decimal-places="2" number:min-integer-digits="1"/>
    </number:number-style>
    <number:number-style style:name="N120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currency-style style:name="N122P0" style:volatile="true"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2">
      <number:text>-</number:text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2P0"/>
    </number:currency-style>
    <number:currency-style style:name="N123P0" style:volatile="true"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3">
      <number:text>-</number:text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3P0"/>
    </number:currency-style>
    <number:number-style style:name="N124" loext:transliteration-spellout="title cardinal" number:transliteration-language="it" number:transliteration-country="IT">
      <number:number number:decimal-places="0" number:min-decimal-places="0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9T14:28:19.728358500</meta:creation-date>
    <dc:date>2025-09-09T14:50:55.654413000</dc:date>
    <meta:editing-duration>PT22M32S</meta:editing-duration>
    <meta:editing-cycles>10</meta:editing-cycles>
    <meta:generator>LibreOffice/25.8.1.1$Windows_X86_64 LibreOffice_project/54047653041915e595ad4e45cccea684809c77b5</meta:generator>
    <meta:document-statistic meta:table-count="0" meta:image-count="0" meta:object-count="0" meta:page-count="1" meta:paragraph-count="11" meta:word-count="156" meta:character-count="985" meta:non-whitespace-character-count="839"/>
  </office:meta>
</office:document-meta>
</file>